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widows="1" fo:text-indent="0cm" style:auto-text-indent="false"/>
      <style:text-properties style:font-name="Times New Roman" fo:font-size="11pt" fo:font-style="italic" officeooo:paragraph-rsid="000f74a2" style:font-size-asian="11pt" style:font-style-asian="italic" style:font-size-complex="11pt" style:font-style-complex="italic"/>
    </style:style>
    <style:style style:name="P2" style:family="paragraph" style:parent-style-name="Text_20_body" style:list-style-name="L1">
      <style:text-properties fo:language="el" fo:country="GR" fo:font-weight="normal" officeooo:rsid="00154189" officeooo:paragraph-rsid="00154189" style:font-weight-asian="normal" style:font-weight-complex="normal"/>
    </style:style>
    <style:style style:name="P3" style:family="paragraph" style:parent-style-name="Text_20_body" style:list-style-name="L2">
      <style:paragraph-properties fo:text-align="justify" style:justify-single-word="false"/>
      <style:text-properties fo:language="el" fo:country="GR" fo:font-weight="normal" officeooo:rsid="00162d68" officeooo:paragraph-rsid="00162d68" style:font-weight-asian="normal" style:font-weight-complex="normal"/>
    </style:style>
    <style:style style:name="P4" style:family="paragraph" style:parent-style-name="Text_20_body" style:list-style-name="L2">
      <style:paragraph-properties fo:text-align="justify" style:justify-single-word="false"/>
      <style:text-properties fo:language="el" fo:country="GR" fo:font-weight="normal" officeooo:rsid="00164b3d" officeooo:paragraph-rsid="00164b3d" style:font-weight-asian="normal" style:font-weight-complex="normal"/>
    </style:style>
    <style:style style:name="P5" style:family="paragraph" style:parent-style-name="Text_20_body" style:list-style-name="L1">
      <style:text-properties fo:language="el" fo:country="GR" fo:font-weight="normal" officeooo:rsid="001b3f34" officeooo:paragraph-rsid="001b3f34" style:font-weight-asian="normal" style:font-weight-complex="normal"/>
    </style:style>
    <style:style style:name="P6" style:family="paragraph" style:parent-style-name="Text_20_body" style:list-style-name="L1">
      <style:text-properties fo:language="el" fo:country="GR" officeooo:rsid="00164b3d" officeooo:paragraph-rsid="00164b3d"/>
    </style:style>
    <style:style style:name="P7" style:family="paragraph" style:parent-style-name="Text_20_body" style:list-style-name="L1">
      <style:text-properties fo:language="el" fo:country="GR" officeooo:rsid="001900b5" officeooo:paragraph-rsid="001900b5"/>
    </style:style>
    <style:style style:name="P8" style:family="paragraph" style:parent-style-name="Text_20_body" style:list-style-name="L1">
      <style:text-properties fo:language="el" fo:country="GR" officeooo:rsid="001ab59b" officeooo:paragraph-rsid="001ab59b"/>
    </style:style>
    <style:style style:name="P9" style:family="paragraph" style:parent-style-name="Text_20_body" style:list-style-name="L1">
      <style:text-properties fo:language="el" fo:country="GR" officeooo:rsid="001b3f34" officeooo:paragraph-rsid="001b3f34"/>
    </style:style>
    <style:style style:name="P10" style:family="paragraph" style:parent-style-name="Text_20_body">
      <style:text-properties fo:font-weight="bold" officeooo:rsid="00134cd2" officeooo:paragraph-rsid="00134cd2" style:font-weight-asian="bold" style:font-weight-complex="bold"/>
    </style:style>
    <style:style style:name="P11" style:family="paragraph" style:parent-style-name="Text_20_body" style:list-style-name="L2">
      <style:paragraph-properties fo:text-align="justify" style:justify-single-word="false"/>
      <style:text-properties fo:font-weight="normal" officeooo:rsid="0015a046" officeooo:paragraph-rsid="00161527" style:font-weight-asian="normal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fo:font-weight="normal" officeooo:rsid="00161527" officeooo:paragraph-rsid="00161527" style:font-weight-asian="normal" style:font-weight-complex="normal"/>
    </style:style>
    <style:style style:name="P13" style:family="paragraph" style:parent-style-name="Text_20_body" style:list-style-name="L2">
      <style:paragraph-properties fo:text-align="justify" style:justify-single-word="false"/>
      <style:text-properties fo:font-weight="normal" officeooo:rsid="00161527" officeooo:paragraph-rsid="00161527" style:font-weight-asian="normal" style:font-weight-complex="normal"/>
    </style:style>
    <style:style style:name="P14" style:family="paragraph" style:parent-style-name="Text_20_body" style:list-style-name="L2">
      <style:paragraph-properties fo:text-align="justify" style:justify-single-word="false"/>
      <style:text-properties fo:font-weight="normal" officeooo:rsid="00162d68" officeooo:paragraph-rsid="00162d68" style:font-weight-asian="normal" style:font-weight-complex="normal"/>
    </style:style>
    <style:style style:name="P15" style:family="paragraph" style:parent-style-name="Text_20_body" style:list-style-name="L2">
      <style:paragraph-properties fo:text-align="justify" style:justify-single-word="false"/>
      <style:text-properties fo:font-weight="normal" officeooo:rsid="001900b5" officeooo:paragraph-rsid="001900b5" style:font-weight-asian="normal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officeooo:rsid="001b3f34" officeooo:paragraph-rsid="001b3f34"/>
    </style:style>
    <style:style style:name="P17" style:family="paragraph" style:parent-style-name="Text_20_body" style:list-style-name="L3">
      <style:paragraph-properties fo:text-align="justify" style:justify-single-word="false"/>
      <style:text-properties officeooo:rsid="001b3f34" officeooo:paragraph-rsid="001b3f34"/>
    </style:style>
    <style:style style:name="P18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officeooo:rsid="001b3f34" officeooo:paragraph-rsid="001b3f34"/>
    </style:style>
    <style:style style:name="P19" style:family="paragraph" style:parent-style-name="Text_20_body">
      <style:paragraph-properties fo:text-align="justify" style:justify-single-word="false"/>
      <style:text-properties officeooo:rsid="001b7f96" officeooo:paragraph-rsid="001b7f96"/>
    </style:style>
    <style:style style:name="P20" style:family="paragraph" style:parent-style-name="Title">
      <style:text-properties fo:language="el" fo:country="GR" officeooo:rsid="000f74a2" officeooo:paragraph-rsid="000f74a2"/>
    </style:style>
    <style:style style:name="P21" style:family="paragraph" style:parent-style-name="Title">
      <style:paragraph-properties fo:margin-left="0cm" fo:margin-right="0cm" fo:widows="1" fo:text-indent="0cm" style:auto-text-indent="false"/>
      <style:text-properties style:font-name="Arial" fo:font-size="28pt" fo:language="el" fo:country="GR" fo:font-style="italic" fo:font-weight="bold" officeooo:rsid="000686e5" officeooo:paragraph-rsid="000f74a2" style:font-name-asian="Andale Sans UI" style:font-size-asian="28pt" style:language-asian="zxx" style:country-asian="none" style:font-style-asian="italic" style:font-weight-asian="bold" style:font-name-complex="Tahoma" style:font-size-complex="28pt" style:language-complex="zxx" style:country-complex="none" style:font-style-complex="italic" style:font-weight-complex="bold"/>
    </style:style>
    <style:style style:name="P22" style:family="paragraph" style:parent-style-name="Standard">
      <style:paragraph-properties fo:text-align="justify" style:justify-single-word="false"/>
      <style:text-properties fo:language="el" fo:country="GR" officeooo:rsid="00114431" officeooo:paragraph-rsid="00114431"/>
    </style:style>
    <style:style style:name="P23" style:family="paragraph" style:parent-style-name="Heading_20_3">
      <style:text-properties fo:language="el" fo:country="GR" officeooo:rsid="00118c31" officeooo:paragraph-rsid="00118c31"/>
    </style:style>
    <style:style style:name="P24" style:family="paragraph" style:parent-style-name="Heading_20_3">
      <style:text-properties fo:language="el" fo:country="GR" officeooo:rsid="0012bd22" officeooo:paragraph-rsid="0012bd22"/>
    </style:style>
    <style:style style:name="T1" style:family="text">
      <style:text-properties fo:font-variant="normal" fo:text-transform="none" fo:color="#222222" fo:letter-spacing="normal" fo:language="el" fo:country="GR" fo:font-weight="normal"/>
    </style:style>
    <style:style style:name="T2" style:family="text">
      <style:text-properties fo:font-variant="normal" fo:text-transform="none" fo:color="#222222" fo:letter-spacing="normal" fo:language="en" fo:country="US" fo:font-weight="normal" officeooo:rsid="002d143e"/>
    </style:style>
    <style:style style:name="T3" style:family="text">
      <style:text-properties fo:font-variant="normal" fo:text-transform="none" fo:color="#222222" fo:letter-spacing="normal" fo:font-weight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3afcae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style="normal" style:font-style-asian="normal" style:font-style-complex="normal"/>
    </style:style>
    <style:style style:name="T8" style:family="text">
      <style:text-properties fo:language="el" fo:country="GR"/>
    </style:style>
    <style:style style:name="T9" style:family="text">
      <style:text-properties fo:language="el" fo:country="GR" officeooo:rsid="00118c31"/>
    </style:style>
    <style:style style:name="T10" style:family="text">
      <style:text-properties fo:language="el" fo:country="GR" officeooo:rsid="0012bd22"/>
    </style:style>
    <style:style style:name="T11" style:family="text">
      <style:text-properties fo:language="el" fo:country="GR" officeooo:rsid="00161527"/>
    </style:style>
    <style:style style:name="T12" style:family="text">
      <style:text-properties fo:language="el" fo:country="GR" officeooo:rsid="001a6dee"/>
    </style:style>
    <style:style style:name="T13" style:family="text">
      <style:text-properties fo:language="el" fo:country="GR" officeooo:rsid="001b7f96"/>
    </style:style>
    <style:style style:name="T14" style:family="text">
      <style:text-properties fo:font-style="italic" officeooo:rsid="0012bd22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12bd22" style:font-style-asian="normal" style:font-style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12bd22" style:font-style-asian="normal" style:font-weight-asian="bold" style:font-style-complex="normal" style:font-weight-complex="bold"/>
    </style:style>
    <style:style style:name="T19" style:family="text">
      <style:text-properties officeooo:rsid="00118c3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Ανάλυση <text:span text:style-name="T19">Απαιτήσεων &amp; </text:span>Περιπτώσεων Χρήσης</text:p>
      <text:p text:style-name="P21">DiavgeiaInsight</text:p>
      <text:p text:style-name="P22">Στην πρώτη φάση της ανάπτυξης της εφαρμογής <text:span text:style-name="T6">DiavgeiaInsight</text:span><text:span text:style-name="T7">, π</text:span><text:span text:style-name="T15">αράλληλα με το σχεδιασμό του σχήματος της Βάσης Δεδομένων, πρέπει </text:span><text:span text:style-name="T16">να κάνουμε την </text:span><text:span text:style-name="T18">ανάλυση απαιτήσεων</text:span><text:span text:style-name="T14"> </text:span><text:span text:style-name="T15">να ορίσουμε και τις </text:span><text:span text:style-name="T17">περιπτώσεις χρήσης</text:span><text:span text:style-name="T15"> </text:span><text:span text:style-name="T7">(</text:span><text:span text:style-name="T6">use cases</text:span><text:span text:style-name="T7">) </text:span><text:span text:style-name="T15">της εν λόγω εφαρμογής από τους χρήστες.</text:span></text:p>
      <text:p text:style-name="P22"><text:span text:style-name="T15">Η ανάλυση είναι καλά ορισμένη, σύντομη και να περιγράφει όσο το δυνατόν καλύτερα τις ενέργειες που θα μπορεί να εκτελέσει ο χρήστης και τα αποτελέσματά τους. Μετά την λεκτική περιγραφή ακολουθούν και διαγράμματα </text:span><text:span text:style-name="T7">UML.</text:span></text:p>
      <text:p text:style-name="P22"><text:span text:style-name="T7"/></text:p>
      <text:h text:style-name="P24" text:outline-level="3">Ανάλυση Απαιτήσεων</text:h>
      <text:p text:style-name="P10"><text:span text:style-name="T10">Λ</text:span><text:span text:style-name="T8">ειτουργικές Απαιτήσεις</text:span></text:p>
      <text:list xml:id="list3791504698348240377" text:style-name="L1">
        <text:list-item>
          <text:p text:style-name="P6">Ο χρήστης θα επιλέγει από το μενού διαχείρισης :</text:p>
          <text:list>
            <text:list-item>
              <text:p text:style-name="P6">Τους οργανισμούς που θέλει να αποθηκεύσει τα δεδομένα τους</text:p>
            </text:list-item>
            <text:list-item>
              <text:p text:style-name="P7">Τους φορείς που θέλει να αποθηκεύει τα δεδομένα τους</text:p>
            </text:list-item>
            <text:list-item>
              <text:p text:style-name="P7">Τους τύπους αποφάσεων που θέλει να αποθηκεύσει </text:p>
            </text:list-item>
          </text:list>
        </text:list-item>
        <text:list-item>
          <text:p text:style-name="P8">Με την επιλογή των παραπάνω, το σύστημα θα επικοινωνεί μέσω του <text:span text:style-name="T4">API </text:span>της Διαύγειας (<text:a xlink:type="simple" xlink:href="https://diavgeia.gov.gr/api/help" text:style-name="Internet_20_link" text:visited-style-name="Visited_20_Internet_20_Link">https://diavgeia.gov.gr/api/help</text:a><text:span text:style-name="T4">)</text:span></text:p>
        </text:list-item>
        <text:list-item>
          <text:p text:style-name="P8">Το σύστημα παράλληλα θα ενημερώνει τη βάση σε τακτά χρονικά διαστήματα, οριζόμενα από το χρήστη</text:p>
        </text:list-item>
        <text:list-item>
          <text:p text:style-name="P8">Θα υπάρχει και άμεση εκτέλεση ενημέρωσης μετά από επιλογή του χρήστη</text:p>
        </text:list-item>
        <text:list-item>
          <text:p text:style-name="P8">Στη φόρμα αναζήτησης αποφάσεων ο χρήστης θα μπορεί να επιλέξει με βάση :</text:p>
          <text:list>
            <text:list-item>
              <text:p text:style-name="P8">Τον οργανισμό</text:p>
            </text:list-item>
            <text:list-item>
              <text:p text:style-name="P8">Το φορέα</text:p>
            </text:list-item>
            <text:list-item>
              <text:p text:style-name="P8">Εύρος ημερομηνιών</text:p>
            </text:list-item>
            <text:list-item>
              <text:p text:style-name="P8">Τύπος αποφάσεων</text:p>
            </text:list-item>
            <text:list-item>
              <text:p text:style-name="P8">ΑΦΜ εντολοδόχου/προμηθευτή</text:p>
            </text:list-item>
            <text:list-item>
              <text:p text:style-name="P8">Εύρος ποσού</text:p>
            </text:list-item>
          </text:list>
        </text:list-item>
        <text:list-item>
          <text:p text:style-name="P8">Τα αποτελέσματα της αναζήτησης θα μπορούν να ομαδοποιηθούν με βάση</text:p>
          <text:list>
            <text:list-item>
              <text:p text:style-name="P8">Το ΑΦΜ εντολοδόχου/προμηθευτή</text:p>
            </text:list-item>
            <text:list-item>
              <text:p text:style-name="P8">Την ημερομηνία (π.χ. ανά μήνα)</text:p>
            </text:list-item>
            <text:list-item>
              <text:p text:style-name="P8">Είδος προμήθειας με βάση το κωδικολόγιο ειδών (<text:span text:style-name="T4">CPV, </text:span><text:a xlink:type="simple" xlink:href="http://gge.gov.gr/?page_id=2496" text:style-name="Internet_20_link" text:visited-style-name="Visited_20_Internet_20_Link">http://gge.gov.gr/?page_id=2496</text:a>)</text:p>
            </text:list-item>
          </text:list>
        </text:list-item>
        <text:list-item>
          <text:p text:style-name="P9"><text:soft-page-break/>Εξαγωγή αποτελεσμάτων σε πίνακες</text:p>
        </text:list-item>
        <text:list-item>
          <text:p text:style-name="P2">Το σύστημα θα επιστρέφει τα αποτελέσματα της αναζήτησης σε ομάδες των 10/20/50 εγγραφών ανάλογα με τις ρυθμίσεις του χρήστη</text:p>
        </text:list-item>
        <text:list-item>
          <text:p text:style-name="P5">Εξαγωγή αποτελεσμάτων σε διαγράμματα, για οπτική απεικόνισή τους</text:p>
        </text:list-item>
      </text:list>
      <text:p text:style-name="P10"><text:span text:style-name="T10">Μ</text:span><text:span text:style-name="T8">η-Λειτουργικές Απαιτήσεις</text:span></text:p>
      <text:p text:style-name="P12"><text:span text:style-name="T8">Το σύστημα θα πρέπει να καλύπτει τα εξής :</text:span></text:p>
      <text:list xml:id="list6046262189252151069" text:style-name="L2">
        <text:list-item>
          <text:p text:style-name="P13"><text:span text:style-name="T8">Να είναι ανοιχτού κώδικα και άδειας χρήσης </text:span><text:span text:style-name="T4">EUPL</text:span></text:p>
        </text:list-item>
        <text:list-item>
          <text:p text:style-name="P3">Η χρήση του θα γίνεται μέσω φυλλομετρητή (<text:span text:style-name="T4">web </text:span>εφαρμογή)</text:p>
        </text:list-item>
        <text:list-item>
          <text:p text:style-name="P4">Τα δεδομένα θα πρέπει να είναι μόνιμα αποθηκευμένα σε μια τοπική Βάση Δεδομένων (όχι άμεσα από το σύστημα της Διαύγειας)</text:p>
        </text:list-item>
        <text:list-item>
          <text:p text:style-name="P11"><text:span text:style-name="T11">Θ</text:span><text:span text:style-name="T8">α πρέπει να καλύπτει τις προδιαγραφές προσβασιμότητας που ορίζονται από το </text:span><text:span text:style-name="T4">WCAG </text:span><text:span text:style-name="T11">(</text:span><text:a xlink:type="simple" xlink:href="http://www.w3.org/TR/WCAG20/" text:style-name="Internet_20_link" text:visited-style-name="Visited_20_Internet_20_Link">http://www.w3.org/TR/WCAG20/</text:a><text:span text:style-name="T11">), για να είναι διαθέσιμο και σε άτομα με προβλήματα όρασης</text:span></text:p>
        </text:list-item>
        <text:list-item>
          <text:p text:style-name="P13"><text:span text:style-name="T8">Θα παρέχεται δυνατότητα εύκολης λήψης αντίγραφου ασφαλείας, τόσο των δεδομένων όσο και των ρυθμίσεων</text:span></text:p>
        </text:list-item>
        <text:list-item>
          <text:p text:style-name="P13"><text:span text:style-name="T8">Να είναι επεκτάσιμο σε λειτουργίες</text:span></text:p>
        </text:list-item>
        <text:list-item>
          <text:p text:style-name="P13"><text:span text:style-name="T8">Θα παρέχεται πλήρης Οδηγός Χρήσης, τόσο στον τελικό χρήστη, όσο και σε άτομα που θέλουν να επεκτείνουν την εφαρμογή</text:span></text:p>
        </text:list-item>
        <text:list-item>
          <text:p text:style-name="P15"><text:span text:style-name="T12">Να έχει ε</text:span><text:span text:style-name="T8">ύκολο και πρακτικό περιβάλλον χρήσης</text:span></text:p>
        </text:list-item>
        <text:list-item>
          <text:p text:style-name="P14"><text:span text:style-name="T8">Θα αποτρέπει τους χρήστες να κάνουν λανθασμένη εισαγωγή στοιχείων (π.χ. μεταβλητές εκτός ορίων)</text:span></text:p>
        </text:list-item>
      </text:list>
      <text:h text:style-name="P23" text:outline-level="3">Περιπτώσεις Χρήσης</text:h>
      <text:p text:style-name="P16"><text:span text:style-name="T9">Σ</text:span><text:span text:style-name="T8">το σύστημά μας, πρακτικά υπάρχει πρόβλεψη για έναν μόνο </text:span><text:span text:style-name="T4">actor </text:span><text:span text:style-name="T8">(χρήστη) ο οποίος θα έχει και ρόλο διαχειριστή, όσο και τελικού χρήστη.</text:span></text:p>
      <text:p text:style-name="P18"><text:span text:style-name="T8">Διαχειριστής</text:span></text:p>
      <text:list xml:id="list3982842688216697688" text:style-name="L3">
        <text:list-item>
          <text:p text:style-name="P17"><text:span text:style-name="T8">Προσθήκη/Αφαίρεση Οργανισμού</text:span></text:p>
        </text:list-item>
        <text:list-item>
          <text:p text:style-name="P17"><text:span text:style-name="T8">Προσθήκη/Αφαίρεση Φορέα</text:span></text:p>
        </text:list-item>
        <text:list-item>
          <text:p text:style-name="P17"><text:span text:style-name="T8">Προσθήκη/Αφαίρεση </text:span><text:span text:style-name="T13">Τύπων </text:span><text:span text:style-name="T8">Αποφάσεων</text:span></text:p>
        </text:list-item>
        <text:list-item>
          <text:p text:style-name="P17"><text:span text:style-name="T8">Εμφάνιση </text:span><text:span text:style-name="T13">στατιστικών χρήσης (# οργανισμών / # φορέων / # αποφάσεων κτλ)</text:span></text:p>
        </text:list-item>
      </text:list>
      <text:p text:style-name="P18"><text:span text:style-name="T8">Τελικός Χρήστης</text:span></text:p>
      <text:p text:style-name="P19"><text:span text:style-name="T8">Στον τελικό χρήστη πρακτικά θα εμφανίζεται η οθόνη επιλογής κριτηρίων αναζήτησης αποφάσεων (όπως παραπάνω), την επιλογή κριτηρίων ομαδοποίησης (όπως παραπάνω).</text:span></text:p>
      <text:p text:style-name="P19"><text:span text:style-name="T8">Με το τέλος της αναζήτησης, τα αποτελέσματα θα εμφανίζονται σε πίνακα (σε 10/20/50άδες) καθώς και σαν στατιστικά διαγράμματα (</text:span><text:span text:style-name="T4">piecharts </text:span><text:span text:style-name="T8">κτλ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widows="1" fo:text-indent="0cm" style:auto-text-indent="false"/>
      <style:text-properties style:font-name="Times New Roman" fo:font-size="11pt" fo:font-style="italic" officeooo:paragraph-rsid="000f74a2" style:font-size-asian="11pt" style:font-style-asian="italic" style:font-size-complex="11pt" style:font-style-complex="italic"/>
    </style:style>
    <style:style style:name="MT1" style:family="text">
      <style:text-properties fo:font-variant="normal" fo:text-transform="none" fo:color="#222222" fo:letter-spacing="normal" fo:language="el" fo:country="GR" fo:font-weight="normal"/>
    </style:style>
    <style:style style:name="MT2" style:family="text">
      <style:text-properties fo:font-variant="normal" fo:text-transform="none" fo:color="#222222" fo:letter-spacing="normal" fo:language="en" fo:country="US" fo:font-weight="normal" officeooo:rsid="002d143e"/>
    </style:style>
    <style:style style:name="MT3" style:family="text">
      <style:text-properties fo:font-variant="normal" fo:text-transform="none" fo:color="#222222" fo:letter-spacing="normal" fo:font-weight="normal"/>
    </style:style>
    <style:style style:name="MT4" style:family="text">
      <style:text-properties fo:language="en" fo:country="US" officeooo:rsid="003afca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Ενίσχυσ</text:span><text:span text:style-name="MT2">η </text:span><text:span text:style-name="MT1">έργων</text:span><text:span text:style-name="MT3"> ανοιχτών τεχνολογιών</text:span> : <text:span text:style-name="MT4">DiavgeiaInsight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4M28S</meta:editing-duration>
    <meta:editing-cycles>19</meta:editing-cycles>
    <meta:generator>LibreOffice/5.0.0.5$Windows_X86_64 LibreOffice_project/1b1a90865e348b492231e1c451437d7a15bb262b</meta:generator>
    <dc:date>2015-09-27T03:00:04.823000000</dc:date>
    <meta:document-statistic meta:table-count="0" meta:image-count="0" meta:object-count="0" meta:page-count="2" meta:paragraph-count="49" meta:word-count="495" meta:character-count="3206" meta:non-whitespace-character-count="2793"/>
    <meta:user-defined meta:name="Info 1"/>
    <meta:user-defined meta:name="Info 2"/>
    <meta:user-defined meta:name="Info 3"/>
    <meta:user-defined meta:name="Info 4"/>
  </office:meta>
</office:document-meta>
</file>